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 style:writing-mode="lr-tb"/>
    </style:style>
    <style:style style:name="P2" style:family="paragraph" style:parent-style-name="Standard">
      <style:paragraph-properties fo:margin-left="10.16cm" fo:text-indent="1.27cm" style:auto-text-indent="false"/>
    </style:style>
    <style:style style:name="P3" style:family="paragraph" style:parent-style-name="Standard">
      <style:text-properties fo:language="en" fo:country="US" fo:font-weight="bold" style:font-weight-asian="bold" style:font-weight-complex="bold"/>
    </style:style>
    <style:style style:name="P4" style:family="paragraph" style:parent-style-name="Standard">
      <style:text-properties fo:language="en" fo:country="US" fo:font-weight="normal" style:font-weight-asian="normal" style:font-weight-complex="normal"/>
    </style:style>
    <style:style style:name="P5" style:family="paragraph" style:parent-style-name="Standard">
      <style:paragraph-properties fo:text-indent="1.27cm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span text:style-name="T1">Citació</text:span><text:span text:style-name="T1"/></text:h>
      <text:p text:style-name="P2" loext:marker-style-name="T2"><text:span text:style-name="T2">Ref.: Z520</text:span><text:span text:style-name="T2"/></text:p>
      <text:p text:style-name="P3" loext:marker-style-name="T2"/>
      <text:p text:style-name="Standard" loext:marker-style-name="T2"><text:span text:style-name="T2">Sr. Joan Pons Florit C/ d’Enmig, 14 07740 ES MERCADAL</text:span><text:span text:style-name="T2"/></text:p>
      <text:p text:style-name="P3" loext:marker-style-name="T2"/>
      <text:p text:style-name="Standard" loext:marker-style-name="T2"><text:span text:style-name="T2">Benvolgut Sr. Pons Florit,</text:span><text:span text:style-name="T2"/></text:p>
      <text:p text:style-name="P3" loext:marker-style-name="T2"/>
      <text:p text:style-name="Standard" loext:marker-style-name="T3"><text:span text:style-name="T3">Ens plau informar-vos que heu de presentar-vos a les oficine de </text:span><text:span text:style-name="T2">Hisenda</text:span><text:span text:style-name="T3"> el proper </text:span><text:span text:style-name="T2">21 d’abril, </text:span><text:span text:style-name="T3">en horari de </text:span><text:span text:style-name="T2">9.00 a 13.30 h, </text:span><text:span text:style-name="T3"><text:s/>per a la firma d’un document imprescindible per a tramitar el </text:span><text:span text:style-name="T2">Model 061 </text:span><text:span text:style-name="T3">de la vostra empresa.</text:span></text:p>
      <text:p text:style-name="P4" loext:marker-style-name="T3"/>
      <text:p text:style-name="Standard" loext:marker-style-name="T3"><text:span text:style-name="T3">La no compareixença comportarà l’arxivament del tràmit.</text:span><text:span text:style-name="T3"/></text:p>
      <text:p text:style-name="P4" loext:marker-style-name="T3"/>
      <text:p text:style-name="Standard" loext:marker-style-name="T2"><text:span text:style-name="T2">Cordialment,</text:span><text:span text:style-name="T2"/></text:p>
      <text:p text:style-name="P3" loext:marker-style-name="T2"/>
      <text:p text:style-name="Standard" loext:marker-style-name="T2"><text:span text:style-name="T2">Jaume Bosch Pons Secretari del servei de recaptació de l’Ajuntametn de Maó</text:span><text:span text:style-name="T2"/></text:p>
      <text:p text:style-name="P3" loext:marker-style-name="T2"/>
      <text:p text:style-name="Standard" loext:marker-style-name="T2"><text:span text:style-name="T2">Maó, ____________</text:span><text:span text:style-name="T2"/></text:p>
      <text:p text:style-name="P3" loext:marker-style-name="T2"/>
      <text:p text:style-name="Standard" loext:marker-style-name="T2"><text:span text:style-name="T2">Documentació que cal aportar:</text:span><text:span text:style-name="T2"/></text:p>
      <text:p text:style-name="P3" loext:marker-style-name="T2"/>
      <text:p text:style-name="P3" loext:marker-style-name="T2"/>
      <text:p text:style-name="P5" loext:marker-style-name="T3"><text:span text:style-name="T3">DNI</text:span><text:bookmark text:name="_GoBack"/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s" fo:country="ES" style:letter-kerning="false" style:font-name-asian="宋体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es" fo:country="ES" style:letter-kerning="false" style:font-name-asian="宋体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F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cm" fo:margin-bottom="0.582cm" style:contextual-spacing="false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主题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08:49:00</meta:creation-date>
    <meta:initial-creator>cicles</meta:initial-creator>
    <dc:creator>cicles</dc:creator>
    <dc:date>2024-11-12T08:56:16</dc:date>
    <meta:editing-cycles>1</meta:editing-cycles>
    <meta:editing-duration>PT6M</meta:editing-duration>
    <meta:generator>LibreOffice/24.8.3.2$Windows_X86_64 LibreOffice_project/48a6bac9e7e268aeb4c3483fcf825c94556d9f92</meta:generator>
    <meta:document-statistic meta:table-count="0" meta:image-count="0" meta:object-count="0" meta:page-count="1" meta:paragraph-count="11" meta:word-count="84" meta:character-count="503" meta:non-whitespace-character-count="429"/>
    <meta:user-defined meta:name="KSOProductBuildVer">1033-11.1.0.11723</meta:user-defined>
    <meta:template xlink:type="simple" xlink:actuate="onRequest" xlink:title="Normal.dotm" xlink:href=""/>
  </office:meta>
</office:document-meta>
</file>